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200%"/>
      <style:text-properties style:font-name="Liberation Mono" fo:font-size="11pt" style:font-size-asian="11pt" style:font-size-complex="11pt"/>
    </style:style>
    <style:style style:name="P3" style:family="paragraph" style:parent-style-name="Standard">
      <style:paragraph-properties fo:line-height="200%"/>
      <style:text-properties style:font-name="Liberation Mono" fo:font-size="11pt" fo:font-weight="bold" officeooo:paragraph-rsid="001278f2" style:font-size-asian="11pt" style:font-weight-asian="bold" style:font-size-complex="11pt" style:font-weight-complex="bold"/>
    </style:style>
    <style:style style:name="T1" style:family="text">
      <style:text-properties officeooo:rsid="001278f2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roximately how many colors are there, in millions?</text:p>
      <text:p text:style-name="P2"/>
      <text:p text:style-name="P3">What names would you use to describe the following colors?</text:p>
      <text:p text:style-name="P3"/>
      <text:p text:style-name="P2">- (0, 0, 0)</text:p>
      <text:p text:style-name="P2">- (255, 0, 0)</text:p>
      <text:p text:style-name="P2">- (0, 255, 0)</text:p>
      <text:p text:style-name="P2">- (255, 255, 0)</text:p>
      <text:p text:style-name="P2">- (0, 0, 255)</text:p>
      <text:p text:style-name="P2">- (255, 0, 255)</text:p>
      <text:p text:style-name="P2">- (0, 255, 255)</text:p>
      <text:p text:style-name="P2">- (255, 255, 255)</text:p>
      <text:p text:style-name="P2">- (127, 127, 127)</text:p>
      <text:p text:style-name="P2">- (0, 78, 90)</text:p>
      <text:p text:style-name="P2">- (203, 78, 32)</text:p>
      <text:p text:style-name="P2"/>
      <text:p text:style-name="P1">What <text:span text:style-name="T1">are</text:span> the grayscale versions of the following colors?</text:p>
      <text:p text:style-name="P1"/>
      <text:p text:style-name="P2">- (21, 126, 235)</text:p>
      <text:p text:style-name="P2">- (28, 66, 10)</text:p>
      <text:p text:style-name="P2">- (240, 155, 170)</text:p>
      <text:p text:style-name="P2">- (150, 146, 147)</text:p>
      <text:p text:style-name="P2"/>
      <text:p text:style-name="P1">What color is the light-blue on the GFS website?</text:p>
      <text:p text:style-name="P2"/>
      <text:p text:style-name="P2"><text:span text:style-name="T2">What are the background colors of the squares labelled A and B on the checkerboard image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2:59:34.452680248</meta:creation-date>
    <dc:date>2025-09-09T13:06:25.841063434</dc:date>
    <meta:editing-duration>PT6M53S</meta:editing-duration>
    <meta:editing-cycles>1</meta:editing-cycles>
    <meta:document-statistic meta:table-count="0" meta:image-count="0" meta:object-count="0" meta:page-count="1" meta:paragraph-count="20" meta:word-count="112" meta:character-count="525" meta:non-whitespace-character-count="433"/>
    <meta:generator>LibreOffice/24.8.3.2$Linux_X86_64 LibreOffice_project/480$Build-2</meta:generator>
  </office:meta>
</office:document-meta>
</file>